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08cm" svg:y="2.21cm" svg:width="3.261cm" draw:z-index="1">
        <draw:text-box fo:min-height="0.863cm">
          <text:p text:style-name="Standard"><text:text-input text:description="&lt;o.partner_id.cafatid&gt;">cafatid</text:text-input> </text:p>
        </draw:text-box>
      </draw:frame>
      <draw:frame draw:style-name="fr2" draw:name="Frame5" text:anchor-type="page" text:anchor-page-number="1" svg:x="15.69cm" svg:y="3.29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1" draw:name="Frame6" text:anchor-type="page" text:anchor-page-number="1" svg:x="0.344cm" svg:y="23.754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order and formatLang(o.date_order,date=True) or ' 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order_line&quot;&gt;">&lt;for each="line in o.order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3" draw:name="Frame7" text:anchor-type="page" text:anchor-page-number="1" svg:x="3.997cm" svg:y="20.336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379cm" svg:y="3.286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289cm" svg:y="3.214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7.775cm" svg:y="2.575cm" svg:width="2.097cm" draw:z-index="2"><draw:text-box fo:min-height="0.871cm"><text:p text:style-name="Standard"><text:text-input text:description="&lt;o.partner_id.amgid&gt;">amgid</text:text-input></text:p></draw:text-box></draw:frame><draw:frame draw:style-name="fr5" draw:name="Frame8" text:anchor-type="paragraph" svg:x="2.436cm" svg:y="13.324cm" svg:width="11.956cm" draw:z-index="8"><draw:text-box fo:min-height="1.021cm"><text:p text:style-name="Frame_20_contents">BCI</text:p><text:p text:style-name="Frame_20_contents">17499 <text:s/>00010 <text:s/>20596602014 <text:s/>93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12-16T02:01:34</dc:date>
    <meta:editing-duration>PT3H18M14S</meta:editing-duration>
    <meta:editing-cycles>84</meta:editing-cycles>
    <meta:generator>LibreOffice/3.5$Linux_X86_64 LibreOffice_project/350m1$Build-2</meta:generator>
    <meta:printed-by>L. FRANCOIS</meta:printed-by>
    <meta:print-date>2014-04-04T10:58:13</meta:print-date>
    <dc:creator>Laurent FRANCOIS</dc:creator>
    <meta:document-statistic meta:table-count="1" meta:image-count="1" meta:object-count="0" meta:page-count="1" meta:paragraph-count="16" meta:word-count="22" meta:character-count="261" meta:non-whitespace-character-count="249"/>
  </office:meta>
</office:document-meta>
</file>